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Auditor.get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exchangeSent( Exchange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ssageExchangeWriter.writeNormalizedMessage(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Writer.writeMessageExchan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Audi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Auditor.deleteExchangesByIds( String [ ]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Writer.MessageExchangeWrit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writeFileHeader( OutputStream os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Auditor.getExchangesByIds( String [ ]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setDirectory( File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AuditorStrategyImpl.getFileNam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getExchangeIdsBy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uditor.getOutputStream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Writer.writePropert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